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style:font-name-asian="Times New Roman3" style:font-name-complex="Times New Roman3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2" text:anchor-type="as-char" svg:width="0.85cm" svg:height="0.85cm" draw:z-index="0"><draw:image xlink:href="../images/3053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ДИФ-производная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6">C</text:span><text:span text:style-name="T1">и</text:span> <text:span text:style-name="T6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2" draw:name="Графический объект3" text:anchor-type="as-char" svg:width="2.671cm" svg:height="2.619cm" draw:z-index="1"><draw:image xlink:href="../images/3053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ое дифференцирование, с использованием блока «Дискретная апериодика 1-го порядка».</text:p>
            <text:p text:style-name="P2">Блок векторизован, представляет собой субмодель (сборку). Для того чтобы посмотреть структуру алгоритма — нажмите правой кнопкой «Действия» <text:span text:style-name="T3">→</text:span> «Войти в субмодель».</text:p>
            <text:p text:style-name="P2"><text:span text:style-name="T4">Алгоритм работы блока </text:span><text:span text:style-name="T2">реализует численное дифференцирование входного сигнала (сигналов).</text:span></text:p>
            <text:p text:style-name="P2"><text:span text:style-name="T5">Свойство</text:span>:</text:p>
            <text:list xml:id="list2098328164257074341" text:style-name="L1">
              <text:list-item>
                <text:p text:style-name="P6"><text:span text:style-name="T1">Число переменных</text:span> — количество дифференцируемых переменных во входном векторе.</text:p>
              </text:list-item>
            </text:list>
            <text:p text:style-name="P2"><text:span text:style-name="T5">Сигналы блока</text:span>:</text:p>
            <text:p text:style-name="P2"><draw:frame draw:style-name="fr3" draw:name="Графический объект1" text:anchor-type="paragraph" svg:width="11.171cm" svg:height="4.26cm" draw:z-index="2"><draw:image xlink:href="../images/3053_signals.png" xlink:type="simple" xlink:show="embed" xlink:actuate="onLoad"/></draw:frame><text:span text:style-name="T5">Входные сигналы блока</text:span>:</text:p>
            <text:list xml:id="list4137606874675138322" text:style-name="L2">
              <text:list-item>
                <text:p text:style-name="P7">Признак трансляции — признак, по наличию которога на выход <text:span text:style-name="T6">апериодики 1-го порядка</text:span> (внутри субмодели) транслируется входное значение. При этом на выходе блока «ДИФ-производная» сигнал = 0.</text:p>
              </text:list-item>
              <text:list-item>
                <text:p text:style-name="P7">х<text:span text:style-name="T6">(t)</text:span> — дифференцируемая переменная.</text:p>
              </text:list-item>
              <text:list-item>
                <text:p text:style-name="P7">Т — постоянная времени для апериодики 1-го порядка.</text:p>
              </text:list-item>
            </text:list>
            <text:p text:style-name="P2"><text:span text:style-name="T5">Выходной сигнал</text:span>:</text:p>
            <text:list xml:id="list4446704880466048639" text:style-name="L3">
              <text:list-item>
                <text:p text:style-name="P8">dx/<text:span text:style-name="T6">d</text:span>t – <text:span text:style-name="T1">производная по времени сигнала </text:span>x, <text:span text:style-name="T1">или 0 если «Признак трансляции» = 1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Ф-производная</dc:title>
    <dc:date>2014-12-09T08:18:55.15</dc:date>
    <meta:generator>OpenOffice/4.1.1$Win32 OpenOffice.org_project/411m6$Build-9775</meta:generator>
    <meta:editing-duration>PT1H47M59S</meta:editing-duration>
    <meta:editing-cycles>33</meta:editing-cycles>
    <meta:document-statistic meta:table-count="1" meta:image-count="3" meta:object-count="0" meta:page-count="1" meta:paragraph-count="18" meta:word-count="124" meta:character-count="903"/>
  </office:meta>
</office:document-meta>
</file>